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text-align="center"/>
    </style:style>
    <style:style style:name="TableRow125" style:family="table-row">
      <style:table-row-properties style:min-row-height="0.113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 style:min-row-height="0.113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/>
    </style:style>
    <style:style style:name="TableRow153" style:family="table-row">
      <style:table-row-properties style:min-row-height="0.1138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text-align="center"/>
    </style:style>
    <style:style style:name="TableRow165" style:family="table-row">
      <style:table-row-properties style:min-row-height="0.113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text-align="center"/>
    </style:style>
    <style:style style:name="TableRow178" style:family="table-row">
      <style:table-row-properties style:min-row-height="0.1138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 fo:text-align="center"/>
    </style:style>
    <style:style style:name="TableRow191" style:family="table-row">
      <style:table-row-properties style:min-row-height="0.1138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 fo:text-align="center"/>
    </style:style>
    <style:style style:name="TableRow204" style:family="table-row">
      <style:table-row-properties style:min-row-height="0.3472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/>
    </style:style>
    <style:style style:name="TableRow217" style:family="table-row">
      <style:table-row-properties style:min-row-height="0.3472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Standard" style:family="paragraph">
      <style:paragraph-properties fo:text-align="center"/>
    </style:style>
    <style:style style:name="TableRow230" style:family="table-row">
      <style:table-row-properties style:min-row-height="0.3277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Προεπιλεγμένηγραμματοσειρά" style:family="text">
      <style:text-properties fo:language="el" fo:country="GR"/>
    </style:style>
    <style:style style:name="T238" style:parent-style-name="Προεπιλεγμένηγραμματοσειρά" style:family="text">
      <style:text-properties fo:language="el" fo:country="GR"/>
    </style:style>
    <style:style style:name="T239" style:parent-style-name="Προεπιλεγμένηγραμματοσειρά" style:family="text">
      <style:text-properties fo:language="el" fo:country="GR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Standard" style:family="paragraph">
      <style:paragraph-properties fo:text-align="center"/>
      <style:text-properties fo:language="el" fo:country="GR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Standard" style:family="paragraph">
      <style:paragraph-properties fo:text-align="center"/>
      <style:text-properties fo:language="el" fo:country="GR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Standard" style:family="paragraph">
      <style:paragraph-properties fo:text-align="center"/>
      <style:text-properties fo:language="el" fo:country="GR"/>
    </style:style>
    <style:style style:name="TableRow246" style:family="table-row">
      <style:table-row-properties style:min-row-height="0.327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Standard" style:family="paragraph">
      <style:paragraph-properties fo:text-align="cente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262" style:parent-style-name="Προεπιλεγμένηγραμματοσειρά" style:family="text">
      <style:text-properties fo:language="el" fo:country="GR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text-align="center"/>
    </style:style>
    <style:style style:name="TableRow273" style:family="table-row">
      <style:table-row-properties style:min-row-height="0.3277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Προεπιλεγμένηγραμματοσειρά" style:family="text">
      <style:text-properties fo:language="el" fo:country="GR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min-row-height="0.1833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Standard" style:family="paragraph">
      <style:paragraph-properties fo:text-align="center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Standard" style:family="paragraph">
      <style:paragraph-properties fo:text-align="center"/>
    </style:style>
    <style:style style:name="TableRow300" style:family="table-row">
      <style:table-row-properties style:min-row-height="0.1833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Standard" style:family="paragraph">
      <style:paragraph-properties fo:text-align="center"/>
    </style:style>
    <style:style style:name="TableRow313" style:family="table-row">
      <style:table-row-properties style:min-row-height="0.1833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Standard" style:family="paragraph">
      <style:paragraph-properties fo:text-align="center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Standard" style:family="paragraph">
      <style:paragraph-properties fo:text-align="center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Standard" style:family="paragraph">
      <style:paragraph-properties fo:text-align="center"/>
    </style:style>
    <style:style style:name="TableRow326" style:family="table-row">
      <style:table-row-properties style:min-row-height="0.3277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Standard" style:family="paragraph">
      <style:paragraph-properties fo:text-align="center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Standard" style:family="paragraph">
      <style:paragraph-properties fo:text-align="center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P338" style:parent-style-name="Standard" style:family="paragraph">
      <style:paragraph-properties fo:text-align="center"/>
    </style:style>
    <style:style style:name="TableRow339" style:family="table-row">
      <style:table-row-properties style:min-row-height="0.3277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Cell346" style:family="table-cell">
      <style:table-cell-properties fo:border="none" style:writing-mode="lr-tb" fo:padding-top="0in" fo:padding-left="0.0069in" fo:padding-bottom="0in" fo:padding-right="0.0069in"/>
    </style:style>
    <style:style style:name="P347" style:parent-style-name="Standard" style:family="paragraph">
      <style:paragraph-properties fo:text-align="center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Standard" style:family="paragraph">
      <style:paragraph-properties fo:text-align="center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P351" style:parent-style-name="Standard" style:family="paragraph">
      <style:paragraph-properties fo:text-align="center"/>
    </style:style>
    <style:style style:name="TableRow352" style:family="table-row">
      <style:table-row-properties style:min-row-height="0.3277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</style:style>
    <style:style style:name="P355" style:parent-style-name="Standard" style:family="paragraph">
      <style:paragraph-properties fo:text-align="center"/>
    </style:style>
    <style:style style:name="P356" style:parent-style-name="Standard" style:family="paragraph">
      <style:paragraph-properties fo:text-align="center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</style:style>
    <style:style style:name="P359" style:parent-style-name="Standard" style:family="paragraph">
      <style:paragraph-properties fo:text-align="center"/>
    </style:style>
    <style:style style:name="P360" style:parent-style-name="Standard" style:family="paragraph">
      <style:paragraph-properties fo:text-align="center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362" style:parent-style-name="Προεπιλεγμένηγραμματοσειρά" style:family="text">
      <style:text-properties fo:language="el" fo:country="GR"/>
    </style:style>
    <style:style style:name="T363" style:parent-style-name="Προεπιλεγμένηγραμματοσειρά" style:family="text">
      <style:text-properties fo:language="el" fo:country="G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Row367" style:family="table-row">
      <style:table-row-properties style:min-row-height="0.3277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374" style:parent-style-name="Προεπιλεγμένηγραμματοσειρά" style:family="text">
      <style:text-properties fo:language="el" fo:country="GR"/>
    </style:style>
    <style:style style:name="T375" style:parent-style-name="Προεπιλεγμένηγραμματοσειρά" style:family="text">
      <style:text-properties fo:language="el" fo:country="GR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Standard" style:family="paragraph">
      <style:paragraph-properties fo:text-align="center"/>
      <style:text-properties fo:language="el" fo:country="GR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Standard" style:family="paragraph">
      <style:paragraph-properties fo:text-align="center"/>
      <style:text-properties fo:language="el" fo:country="GR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text-align="center"/>
      <style:text-properties fo:language="el" fo:country="GR"/>
    </style:style>
    <style:style style:name="TableRow382" style:family="table-row">
      <style:table-row-properties style:min-row-height="0.3277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P390" style:parent-style-name="Standard" style:family="paragraph">
      <style:paragraph-properties fo:text-align="center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P392" style:parent-style-name="Standard" style:family="paragraph">
      <style:paragraph-properties fo:text-align="center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P394" style:parent-style-name="Standard" style:family="paragraph">
      <style:paragraph-properties fo:text-align="center"/>
    </style:style>
    <style:style style:name="TableRow395" style:family="table-row">
      <style:table-row-properties style:min-row-height="0.0486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P403" style:parent-style-name="Standard" style:family="paragraph">
      <style:paragraph-properties fo:text-align="center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P405" style:parent-style-name="Standard" style:family="paragraph">
      <style:paragraph-properties fo:text-align="center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P407" style:parent-style-name="Standard" style:family="paragraph">
      <style:paragraph-properties fo:text-align="center"/>
    </style:style>
    <style:style style:name="TableRow408" style:family="table-row">
      <style:table-row-properties style:min-row-height="0.3277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P416" style:parent-style-name="Standard" style:family="paragraph">
      <style:paragraph-properties fo:text-align="center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Standard" style:family="paragraph">
      <style:paragraph-properties fo:text-align="center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Standard" style:family="paragraph">
      <style:paragraph-properties fo:text-align="center"/>
    </style:style>
    <style:style style:name="TableRow421" style:family="table-row">
      <style:table-row-properties style:min-row-height="0.3277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P429" style:parent-style-name="Standard" style:family="paragraph">
      <style:paragraph-properties fo:text-align="center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Standard" style:family="paragraph">
      <style:paragraph-properties fo:text-align="center"/>
    </style:style>
    <style:style style:name="TableRow434" style:family="table-row">
      <style:table-row-properties style:min-row-height="0.3277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T440" style:parent-style-name="Προεπιλεγμένηγραμματοσειρά" style:family="text">
      <style:text-properties fo:language="el" fo:country="GR"/>
    </style:style>
    <style:style style:name="T441" style:parent-style-name="Προεπιλεγμένηγραμματοσειρά" style:family="text">
      <style:text-properties fo:language="el" fo:country="GR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P443" style:parent-style-name="Standard" style:family="paragraph">
      <style:paragraph-properties fo:text-align="center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P447" style:parent-style-name="Standard" style:family="paragraph">
      <style:paragraph-properties fo:text-align="center"/>
    </style:style>
    <style:style style:name="TableRow448" style:family="table-row">
      <style:table-row-properties style:min-row-height="0.3277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</style:style>
    <style:style style:name="T455" style:parent-style-name="Προεπιλεγμένηγραμματοσειρά" style:family="text">
      <style:text-properties fo:language="el" fo:country="GR"/>
    </style:style>
    <style:style style:name="T456" style:parent-style-name="Προεπιλεγμένηγραμματοσειρά" style:family="text">
      <style:text-properties fo:language="el" fo:country="GR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Standard" style:family="paragraph">
      <style:paragraph-properties fo:text-align="center"/>
      <style:text-properties fo:language="el" fo:country="GR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Standard" style:family="paragraph">
      <style:paragraph-properties fo:text-align="center"/>
      <style:text-properties fo:language="el" fo:country="GR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Standard" style:family="paragraph">
      <style:paragraph-properties fo:text-align="center"/>
      <style:text-properties fo:language="el" fo:country="GR"/>
    </style:style>
    <style:style style:name="TableRow463" style:family="table-row">
      <style:table-row-properties style:min-row-height="0.3277i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  <style:text-properties fo:language="el" fo:country="GR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P471" style:parent-style-name="Standard" style:family="paragraph">
      <style:paragraph-properties fo:text-align="center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P473" style:parent-style-name="Standard" style:family="paragraph">
      <style:paragraph-properties fo:text-align="center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P475" style:parent-style-name="Standard" style:family="paragraph">
      <style:paragraph-properties fo:text-align="center"/>
    </style:style>
    <style:style style:name="TableRow476" style:family="table-row">
      <style:table-row-properties style:min-row-height="0.0486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fo:language="el" fo:country="GR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P484" style:parent-style-name="Standard" style:family="paragraph">
      <style:paragraph-properties fo:text-align="center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P486" style:parent-style-name="Standard" style:family="paragraph">
      <style:paragraph-properties fo:text-align="center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Standard" style:family="paragraph">
      <style:paragraph-properties fo:text-align="center"/>
    </style:style>
    <style:style style:name="TableRow489" style:family="table-row">
      <style:table-row-properties style:min-row-height="0.3277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center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P497" style:parent-style-name="Standard" style:family="paragraph">
      <style:paragraph-properties fo:text-align="center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text-align="center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P501" style:parent-style-name="Standard" style:family="paragraph">
      <style:paragraph-properties fo:text-align="center"/>
    </style:style>
    <style:style style:name="TableRow502" style:family="table-row">
      <style:table-row-properties style:min-row-height="0.3277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center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P510" style:parent-style-name="Standard" style:family="paragraph">
      <style:paragraph-properties fo:text-align="cente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Standard" style:family="paragraph">
      <style:paragraph-properties fo:text-align="cente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</style:style>
    <style:style style:name="TableRow515" style:family="table-row">
      <style:table-row-properties style:min-row-height="0.3277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521" style:parent-style-name="Προεπιλεγμένηγραμματοσειρά" style:family="text">
      <style:text-properties fo:language="el" fo:country="GR"/>
    </style:style>
    <style:style style:name="T522" style:parent-style-name="Προεπιλεγμένηγραμματοσειρά" style:family="text">
      <style:text-properties fo:language="el" fo:country="GR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P524" style:parent-style-name="Standard" style:family="paragraph">
      <style:paragraph-properties fo:text-align="center"/>
      <style:text-properties fo:language="el" fo:country="GR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P526" style:parent-style-name="Standard" style:family="paragraph">
      <style:paragraph-properties fo:text-align="center"/>
      <style:text-properties fo:language="el" fo:country="GR"/>
    </style:style>
    <style:style style:name="TableCell527" style:family="table-cell">
      <style:table-cell-properties fo:border="none" style:writing-mode="lr-tb" fo:padding-top="0in" fo:padding-left="0.0069in" fo:padding-bottom="0in" fo:padding-right="0.0069in"/>
    </style:style>
    <style:style style:name="P528" style:parent-style-name="Standard" style:family="paragraph">
      <style:paragraph-properties fo:text-align="center"/>
      <style:text-properties fo:language="el" fo:country="GR"/>
    </style:style>
    <style:style style:name="TableRow529" style:family="table-row">
      <style:table-row-properties style:min-row-height="0.3277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  <style:text-properties fo:language="el" fo:country="GR"/>
    </style:style>
    <style:style style:name="TableCell536" style:family="table-cell">
      <style:table-cell-properties fo:border="none" style:writing-mode="lr-tb" fo:padding-top="0in" fo:padding-left="0.0069in" fo:padding-bottom="0in" fo:padding-right="0.0069in"/>
    </style:style>
    <style:style style:name="P537" style:parent-style-name="Standard" style:family="paragraph">
      <style:paragraph-properties fo:text-align="center"/>
      <style:text-properties fo:language="el" fo:country="GR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Standard" style:family="paragraph">
      <style:paragraph-properties fo:text-align="center"/>
      <style:text-properties fo:language="el" fo:country="GR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Standard" style:family="paragraph">
      <style:paragraph-properties fo:text-align="center"/>
      <style:text-properties fo:language="el" fo:country="GR"/>
    </style:style>
    <style:style style:name="TableRow542" style:family="table-row">
      <style:table-row-properties style:min-row-height="0.1708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fo:language="el" fo:country="GR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Standard" style:family="paragraph">
      <style:paragraph-properties fo:text-align="center"/>
      <style:text-properties fo:language="el" fo:country="G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Standard" style:family="paragraph">
      <style:paragraph-properties fo:text-align="center"/>
      <style:text-properties fo:language="el" fo:country="G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Standard" style:family="paragraph">
      <style:paragraph-properties fo:text-align="center"/>
      <style:text-properties fo:language="el" fo:country="GR"/>
    </style:style>
    <style:style style:name="TableRow555" style:family="table-row">
      <style:table-row-properties style:min-row-height="0.3277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T558" style:parent-style-name="Προεπιλεγμένηγραμματοσειρά" style:family="text">
      <style:text-properties fo:language="el" fo:country="GR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P564" style:parent-style-name="Standard" style:family="paragraph">
      <style:paragraph-properties fo:text-align="center"/>
      <style:text-properties fo:language="el" fo:country="GR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Standard" style:family="paragraph">
      <style:paragraph-properties fo:text-align="center"/>
      <style:text-properties fo:language="el" fo:country="GR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Standard" style:family="paragraph">
      <style:paragraph-properties fo:text-align="center"/>
      <style:text-properties fo:language="el" fo:country="GR"/>
    </style:style>
    <style:style style:name="TableRow569" style:family="table-row">
      <style:table-row-properties style:min-row-height="0.3277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Standard" style:family="paragraph">
      <style:paragraph-properties fo:text-align="center"/>
    </style:style>
    <style:style style:name="TableRow582" style:family="table-row">
      <style:table-row-properties style:min-row-height="0.3277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587" style:parent-style-name="Προεπιλεγμένηγραμματοσειρά" style:family="text">
      <style:text-properties fo:font-weight="bold" style:font-weight-asian="bold" style:font-weight-complex="bold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</style:style>
    <style:style style:name="TableCell590" style:family="table-cell">
      <style:table-cell-properties fo:border="none" style:writing-mode="lr-tb" fo:padding-top="0in" fo:padding-left="0.0069in" fo:padding-bottom="0in" fo:padding-right="0.0069in"/>
    </style:style>
    <style:style style:name="P591" style:parent-style-name="Standard" style:family="paragraph">
      <style:paragraph-properties fo:text-align="center"/>
    </style:style>
    <style:style style:name="TableCell592" style:family="table-cell">
      <style:table-cell-properties fo:border="none" style:writing-mode="lr-tb" fo:padding-top="0in" fo:padding-left="0.0069in" fo:padding-bottom="0in" fo:padding-right="0.0069in"/>
    </style:style>
    <style:style style:name="P593" style:parent-style-name="Standard" style:family="paragraph">
      <style:paragraph-properties fo:text-align="center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Standard" style:family="paragraph">
      <style:paragraph-properties fo:text-align="center"/>
    </style:style>
    <style:style style:name="TableRow596" style:family="table-row">
      <style:table-row-properties style:min-row-height="0.3277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Standard" style:family="paragraph">
      <style:paragraph-properties fo:text-align="center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Standard" style:family="paragraph">
      <style:paragraph-properties fo:text-align="center"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P608" style:parent-style-name="Standard" style:family="paragraph">
      <style:paragraph-properties fo:text-align="center"/>
    </style:style>
    <style:style style:name="TableRow609" style:family="table-row">
      <style:table-row-properties style:min-row-height="0.3277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</style:style>
    <style:style style:name="TableCell616" style:family="table-cell">
      <style:table-cell-properties fo:border="none" style:writing-mode="lr-tb" fo:padding-top="0in" fo:padding-left="0.0069in" fo:padding-bottom="0in" fo:padding-right="0.0069in"/>
    </style:style>
    <style:style style:name="P617" style:parent-style-name="Standard" style:family="paragraph">
      <style:paragraph-properties fo:text-align="center"/>
    </style:style>
    <style:style style:name="TableCell618" style:family="table-cell">
      <style:table-cell-properties fo:border="none" style:writing-mode="lr-tb" fo:padding-top="0in" fo:padding-left="0.0069in" fo:padding-bottom="0in" fo:padding-right="0.0069in"/>
    </style:style>
    <style:style style:name="P619" style:parent-style-name="Standard" style:family="paragraph">
      <style:paragraph-properties fo:text-align="center"/>
    </style:style>
    <style:style style:name="TableCell620" style:family="table-cell">
      <style:table-cell-properties fo:border="none" style:writing-mode="lr-tb" fo:padding-top="0in" fo:padding-left="0.0069in" fo:padding-bottom="0in" fo:padding-right="0.0069in"/>
    </style:style>
    <style:style style:name="P621" style:parent-style-name="Standard" style:family="paragraph">
      <style:paragraph-properties fo:text-align="center"/>
    </style:style>
    <style:style style:name="TableRow622" style:family="table-row">
      <style:table-row-properties style:min-row-height="0.3277in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</style:style>
    <style:style style:name="TableCell629" style:family="table-cell">
      <style:table-cell-properties fo:border="none" style:writing-mode="lr-tb" fo:padding-top="0in" fo:padding-left="0.0069in" fo:padding-bottom="0in" fo:padding-right="0.0069in"/>
    </style:style>
    <style:style style:name="P630" style:parent-style-name="Standard" style:family="paragraph">
      <style:paragraph-properties fo:text-align="center"/>
    </style:style>
    <style:style style:name="TableCell631" style:family="table-cell">
      <style:table-cell-properties fo:border="none" style:writing-mode="lr-tb" fo:padding-top="0in" fo:padding-left="0.0069in" fo:padding-bottom="0in" fo:padding-right="0.0069in"/>
    </style:style>
    <style:style style:name="P632" style:parent-style-name="Standard" style:family="paragraph">
      <style:paragraph-properties fo:text-align="center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P634" style:parent-style-name="Standard" style:family="paragraph">
      <style:paragraph-properties fo:text-align="center"/>
    </style:style>
    <style:style style:name="TableRow635" style:family="table-row">
      <style:table-row-properties style:min-row-height="0.3277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</style:style>
    <style:style style:name="P638" style:parent-style-name="Standard" style:family="paragraph">
      <style:paragraph-properties fo:text-align="center"/>
    </style:style>
    <style:style style:name="P639" style:parent-style-name="Standard" style:family="paragraph">
      <style:paragraph-properties fo:text-align="center"/>
    </style:style>
    <style:style style:name="P640" style:parent-style-name="Standard" style:family="paragraph">
      <style:paragraph-properties fo:text-align="center"/>
    </style:style>
    <style:style style:name="P641" style:parent-style-name="Standard" style:family="paragraph">
      <style:paragraph-properties fo:text-align="center"/>
    </style:style>
    <style:style style:name="P642" style:parent-style-name="Standard" style:family="paragraph">
      <style:paragraph-properties fo:text-align="center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text-align="center"/>
    </style:style>
    <style:style style:name="P646" style:parent-style-name="Standard" style:family="paragraph">
      <style:paragraph-properties fo:text-align="center"/>
    </style:style>
    <style:style style:name="P647" style:parent-style-name="Standard" style:family="paragraph">
      <style:paragraph-properties fo:text-align="center"/>
    </style:style>
    <style:style style:name="P648" style:parent-style-name="Standard" style:family="paragraph">
      <style:paragraph-properties fo:text-align="center"/>
    </style:style>
    <style:style style:name="P649" style:parent-style-name="Standard" style:family="paragraph">
      <style:paragraph-properties fo:text-align="center"/>
    </style:style>
    <style:style style:name="P650" style:parent-style-name="Standard" style:family="paragraph">
      <style:paragraph-properties fo:text-align="center"/>
    </style:style>
    <style:style style:name="P651" style:parent-style-name="Standard" style:family="paragraph">
      <style:paragraph-properties fo:text-align="center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</style:style>
    <style:style style:name="TableCell654" style:family="table-cell">
      <style:table-cell-properties fo:border="none" style:writing-mode="lr-tb" fo:padding-top="0in" fo:padding-left="0.0069in" fo:padding-bottom="0in" fo:padding-right="0.0069in"/>
    </style:style>
    <style:style style:name="P655" style:parent-style-name="Standard" style:family="paragraph">
      <style:paragraph-properties fo:text-align="center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Standard" style:family="paragraph">
      <style:paragraph-properties fo:text-align="center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paragraph-properties fo:text-align="center"/>
    </style:style>
    <style:style style:name="TableRow660" style:family="table-row">
      <style:table-row-properties style:min-row-height="0.3277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666" style:parent-style-name="Προεπιλεγμένηγραμματοσειρά" style:family="text">
      <style:text-properties fo:language="el" fo:country="GR"/>
    </style:style>
    <style:style style:name="T667" style:parent-style-name="Προεπιλεγμένηγραμματοσειρά" style:family="text">
      <style:text-properties fo:language="el" fo:country="GR"/>
    </style:style>
    <style:style style:name="TableCell668" style:family="table-cell">
      <style:table-cell-properties fo:border="none" style:writing-mode="lr-tb" fo:padding-top="0in" fo:padding-left="0.0069in" fo:padding-bottom="0in" fo:padding-right="0.0069in"/>
    </style:style>
    <style:style style:name="P669" style:parent-style-name="Standard" style:family="paragraph">
      <style:text-properties fo:language="el" fo:country="GR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Standard" style:family="paragraph">
      <style:text-properties fo:language="el" fo:country="GR"/>
    </style:style>
    <style:style style:name="TableCell672" style:family="table-cell">
      <style:table-cell-properties fo:border="none" style:writing-mode="lr-tb" fo:padding-top="0in" fo:padding-left="0.0069in" fo:padding-bottom="0in" fo:padding-right="0.0069in"/>
    </style:style>
    <style:style style:name="P673" style:parent-style-name="Standard" style:family="paragraph">
      <style:text-properties fo:language="el" fo:country="GR"/>
    </style:style>
    <style:style style:name="TableRow674" style:family="table-row">
      <style:table-row-properties style:min-row-height="0.3277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Standard" style:family="paragraph">
      <style:paragraph-properties fo:text-align="center"/>
      <style:text-properties fo:language="el" fo:country="GR"/>
    </style:style>
    <style:style style:name="TableCell683" style:family="table-cell">
      <style:table-cell-properties fo:border="none" style:writing-mode="lr-tb" fo:padding-top="0in" fo:padding-left="0.0069in" fo:padding-bottom="0in" fo:padding-right="0.0069in"/>
    </style:style>
    <style:style style:name="P684" style:parent-style-name="Standard" style:family="paragraph">
      <style:paragraph-properties fo:text-align="center"/>
      <style:text-properties fo:language="el" fo:country="GR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Standard" style:family="paragraph">
      <style:paragraph-properties fo:text-align="center"/>
      <style:text-properties fo:language="el" fo:country="GR"/>
    </style:style>
    <style:style style:name="TableRow687" style:family="table-row">
      <style:table-row-properties style:min-row-height="0.0493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</style:style>
    <style:style style:name="TableCell694" style:family="table-cell">
      <style:table-cell-properties fo:border="none" style:writing-mode="lr-tb" fo:padding-top="0in" fo:padding-left="0.0069in" fo:padding-bottom="0in" fo:padding-right="0.0069in"/>
    </style:style>
    <style:style style:name="P695" style:parent-style-name="Standard" style:family="paragraph">
      <style:paragraph-properties fo:text-align="center"/>
    </style:style>
    <style:style style:name="TableCell696" style:family="table-cell">
      <style:table-cell-properties fo:border="none" style:writing-mode="lr-tb" fo:padding-top="0in" fo:padding-left="0.0069in" fo:padding-bottom="0in" fo:padding-right="0.0069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Standard" style:family="paragraph">
      <style:paragraph-properties fo:text-align="center"/>
    </style:style>
    <style:style style:name="TableRow700" style:family="table-row">
      <style:table-row-properties style:min-row-height="0.3277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center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text-align="center"/>
    </style:style>
    <style:style style:name="TableCell709" style:family="table-cell">
      <style:table-cell-properties fo:border="none" style:writing-mode="lr-tb" fo:padding-top="0in" fo:padding-left="0.0069in" fo:padding-bottom="0in" fo:padding-right="0.0069in"/>
    </style:style>
    <style:style style:name="P710" style:parent-style-name="Standard" style:family="paragraph">
      <style:paragraph-properties fo:text-align="center"/>
    </style:style>
    <style:style style:name="TableCell711" style:family="table-cell">
      <style:table-cell-properties fo:border="none" style:writing-mode="lr-tb" fo:padding-top="0in" fo:padding-left="0.0069in" fo:padding-bottom="0in" fo:padding-right="0.0069in"/>
    </style:style>
    <style:style style:name="P712" style:parent-style-name="Standard" style:family="paragraph">
      <style:paragraph-properties fo:text-align="center"/>
    </style:style>
    <style:style style:name="TableRow713" style:family="table-row">
      <style:table-row-properties style:min-row-height="0.068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="none" style:writing-mode="lr-tb" fo:padding-top="0in" fo:padding-left="0.0069in" fo:padding-bottom="0in" fo:padding-right="0.0069in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Standard" style:family="paragraph">
      <style:paragraph-properties fo:text-align="center"/>
    </style:style>
    <style:style style:name="TableRow726" style:family="table-row">
      <style:table-row-properties style:min-row-height="0.3277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</style:style>
    <style:style style:name="TableCell733" style:family="table-cell">
      <style:table-cell-properties fo:border="none" style:writing-mode="lr-tb" fo:padding-top="0in" fo:padding-left="0.0069in" fo:padding-bottom="0in" fo:padding-right="0.0069in"/>
    </style:style>
    <style:style style:name="P734" style:parent-style-name="Standard" style:family="paragraph">
      <style:paragraph-properties fo:text-align="center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Standard" style:family="paragraph">
      <style:paragraph-properties fo:text-align="center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P738" style:parent-style-name="Standard" style:family="paragraph">
      <style:paragraph-properties fo:text-align="center"/>
    </style:style>
    <style:style style:name="TableRow739" style:family="table-row">
      <style:table-row-properties style:min-row-height="0.3277in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T745" style:parent-style-name="Προεπιλεγμένηγραμματοσειρά" style:family="text">
      <style:text-properties fo:language="el" fo:country="GR"/>
    </style:style>
    <style:style style:name="T746" style:parent-style-name="Προεπιλεγμένηγραμματοσειρά" style:family="text">
      <style:text-properties fo:language="el" fo:country="GR"/>
    </style:style>
    <style:style style:name="P747" style:parent-style-name="Standard" style:family="paragraph">
      <style:paragraph-properties fo:text-align="center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Standard" style:family="paragraph">
      <style:paragraph-properties fo:text-align="center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Standard" style:family="paragraph">
      <style:paragraph-properties fo:text-align="center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Standard" style:family="paragraph">
      <style:paragraph-properties fo:text-align="center"/>
    </style:style>
    <style:style style:name="TableRow754" style:family="table-row">
      <style:table-row-properties style:min-row-height="0.3277in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center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T760" style:parent-style-name="Προεπιλεγμένηγραμματοσειρά" style:family="text">
      <style:text-properties fo:language="el" fo:country="GR"/>
    </style:style>
    <style:style style:name="TableCell761" style:family="table-cell">
      <style:table-cell-properties fo:border="none" style:writing-mode="lr-tb" fo:padding-top="0in" fo:padding-left="0.0069in" fo:padding-bottom="0in" fo:padding-right="0.0069in"/>
    </style:style>
    <style:style style:name="P762" style:parent-style-name="Standard" style:family="paragraph">
      <style:paragraph-properties fo:text-align="center"/>
    </style:style>
    <style:style style:name="TableCell763" style:family="table-cell">
      <style:table-cell-properties fo:border="none" style:writing-mode="lr-tb" fo:padding-top="0in" fo:padding-left="0.0069in" fo:padding-bottom="0in" fo:padding-right="0.0069in"/>
    </style:style>
    <style:style style:name="P764" style:parent-style-name="Standard" style:family="paragraph">
      <style:paragraph-properties fo:text-align="center"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P766" style:parent-style-name="Standard" style:family="paragraph">
      <style:paragraph-properties fo:text-align="center"/>
    </style:style>
    <style:style style:name="TableRow767" style:family="table-row">
      <style:table-row-properties style:min-row-height="0.3277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cente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T773" style:parent-style-name="Προεπιλεγμένηγραμματοσειρά" style:family="text">
      <style:text-properties fo:language="el" fo:country="GR"/>
    </style:style>
    <style:style style:name="TableCell774" style:family="table-cell">
      <style:table-cell-properties fo:border="none" style:writing-mode="lr-tb" fo:padding-top="0in" fo:padding-left="0.0069in" fo:padding-bottom="0in" fo:padding-right="0.0069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Standard" style:family="paragraph">
      <style:paragraph-properties fo:text-align="center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P779" style:parent-style-name="Standard" style:family="paragraph">
      <style:paragraph-properties fo:text-align="center"/>
    </style:style>
    <style:style style:name="TableRow780" style:family="table-row">
      <style:table-row-properties style:min-row-height="0.0666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center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  <style:text-properties fo:language="el" fo:country="GR"/>
    </style:style>
    <style:style style:name="TableCell787" style:family="table-cell">
      <style:table-cell-properties fo:border="none" style:writing-mode="lr-tb" fo:padding-top="0in" fo:padding-left="0.0069in" fo:padding-bottom="0in" fo:padding-right="0.0069in"/>
    </style:style>
    <style:style style:name="P788" style:parent-style-name="Standard" style:family="paragraph">
      <style:paragraph-properties fo:text-align="center"/>
    </style:style>
    <style:style style:name="TableCell789" style:family="table-cell">
      <style:table-cell-properties fo:border="none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text-align="center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text-align="center"/>
    </style:style>
    <style:style style:name="TableRow793" style:family="table-row">
      <style:table-row-properties style:min-row-height="0.3277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</style:style>
    <style:style style:name="T796" style:parent-style-name="Προεπιλεγμένηγραμματοσειρά" style:family="text">
      <style:text-properties fo:language="el" fo:country="GR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none" style:writing-mode="lr-tb" fo:padding-top="0in" fo:padding-left="0.0069in" fo:padding-bottom="0in" fo:padding-right="0.0069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Row807" style:family="table-row">
      <style:table-row-properties style:min-row-height="0.3277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text-align="center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Standard" style:family="paragraph">
      <style:paragraph-properties fo:text-align="center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Standard" style:family="paragraph">
      <style:paragraph-properties fo:text-align="center"/>
    </style:style>
    <style:style style:name="TableRow820" style:family="table-row">
      <style:table-row-properties style:min-row-height="0.3277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825" style:parent-style-name="Προεπιλεγμένηγραμματοσειρά" style:family="text">
      <style:text-properties fo:font-weight="bold" style:font-weight-asian="bold" style:font-weight-complex="bold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center"/>
    </style:style>
    <style:style style:name="TableCell828" style:family="table-cell">
      <style:table-cell-properties fo:border="none" style:writing-mode="lr-tb" fo:padding-top="0in" fo:padding-left="0.0069in" fo:padding-bottom="0in" fo:padding-right="0.0069in"/>
    </style:style>
    <style:style style:name="P829" style:parent-style-name="Standard" style:family="paragraph">
      <style:paragraph-properties fo:text-align="center"/>
    </style:style>
    <style:style style:name="TableCell830" style:family="table-cell">
      <style:table-cell-properties fo:border="none" style:writing-mode="lr-tb" fo:padding-top="0in" fo:padding-left="0.0069in" fo:padding-bottom="0in" fo:padding-right="0.0069in"/>
    </style:style>
    <style:style style:name="P831" style:parent-style-name="Standard" style:family="paragraph">
      <style:paragraph-properties fo:text-align="center"/>
    </style:style>
    <style:style style:name="TableCell832" style:family="table-cell">
      <style:table-cell-properties fo:border="none" style:writing-mode="lr-tb" fo:padding-top="0in" fo:padding-left="0.0069in" fo:padding-bottom="0in" fo:padding-right="0.0069in"/>
    </style:style>
    <style:style style:name="P833" style:parent-style-name="Standard" style:family="paragraph">
      <style:paragraph-properties fo:text-align="center"/>
    </style:style>
    <style:style style:name="TableRow834" style:family="table-row">
      <style:table-row-properties style:min-row-height="0.3277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center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text-align="center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Standard" style:family="paragraph">
      <style:paragraph-properties fo:text-align="center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text-align="center"/>
    </style:style>
    <style:style style:name="TableCell845" style:family="table-cell">
      <style:table-cell-properties fo:border="none" style:writing-mode="lr-tb" fo:padding-top="0in" fo:padding-left="0.0069in" fo:padding-bottom="0in" fo:padding-right="0.0069in"/>
    </style:style>
    <style:style style:name="P846" style:parent-style-name="Standard" style:family="paragraph">
      <style:paragraph-properties fo:text-align="center"/>
    </style:style>
    <style:style style:name="TableRow847" style:family="table-row">
      <style:table-row-properties style:min-row-height="0.3277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3" style:family="table-cell">
      <style:table-cell-properties fo:border="none" style:writing-mode="lr-tb" fo:padding-top="0in" fo:padding-left="0.0069in" fo:padding-bottom="0in" fo:padding-right="0.0069in"/>
    </style:style>
    <style:style style:name="P854" style:parent-style-name="Standard" style:family="paragraph">
      <style:paragraph-properties fo:text-align="center"/>
    </style:style>
    <style:style style:name="TableCell855" style:family="table-cell">
      <style:table-cell-properties fo:border="none" style:writing-mode="lr-tb" fo:padding-top="0in" fo:padding-left="0.0069in" fo:padding-bottom="0in" fo:padding-right="0.0069in"/>
    </style:style>
    <style:style style:name="P856" style:parent-style-name="Standard" style:family="paragraph">
      <style:paragraph-properties fo:text-align="center"/>
    </style:style>
    <style:style style:name="TableCell857" style:family="table-cell">
      <style:table-cell-properties fo:border="none" style:writing-mode="lr-tb" fo:padding-top="0in" fo:padding-left="0.0069in" fo:padding-bottom="0in" fo:padding-right="0.0069in"/>
    </style:style>
    <style:style style:name="P858" style:parent-style-name="Standard" style:family="paragraph">
      <style:paragraph-properties fo:text-align="center"/>
    </style:style>
    <style:style style:name="TableRow859" style:family="table-row">
      <style:table-row-properties style:min-row-height="0.3277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/>
    </style:style>
    <style:style style:name="TableCell866" style:family="table-cell">
      <style:table-cell-properties fo:border="none" style:writing-mode="lr-tb" fo:padding-top="0in" fo:padding-left="0.0069in" fo:padding-bottom="0in" fo:padding-right="0.0069in"/>
    </style:style>
    <style:style style:name="P867" style:parent-style-name="Standard" style:family="paragraph">
      <style:paragraph-properties fo:text-align="center"/>
    </style:style>
    <style:style style:name="TableCell868" style:family="table-cell">
      <style:table-cell-properties fo:border="none" style:writing-mode="lr-tb" fo:padding-top="0in" fo:padding-left="0.0069in" fo:padding-bottom="0in" fo:padding-right="0.0069in"/>
    </style:style>
    <style:style style:name="P869" style:parent-style-name="Standard" style:family="paragraph">
      <style:paragraph-properties fo:text-align="center"/>
    </style:style>
    <style:style style:name="TableCell870" style:family="table-cell">
      <style:table-cell-properties fo:border="none" style:writing-mode="lr-tb" fo:padding-top="0in" fo:padding-left="0.0069in" fo:padding-bottom="0in" fo:padding-right="0.0069in"/>
    </style:style>
    <style:style style:name="P871" style:parent-style-name="Standard" style:family="paragraph">
      <style:paragraph-properties fo:text-align="center"/>
    </style:style>
    <style:style style:name="TableRow872" style:family="table-row">
      <style:table-row-properties style:min-row-height="0.1277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text-align="center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text-align="center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text-align="center"/>
    </style:style>
    <style:style style:name="TableCell881" style:family="table-cell">
      <style:table-cell-properties fo:border="none" style:writing-mode="lr-tb" fo:padding-top="0in" fo:padding-left="0.0069in" fo:padding-bottom="0in" fo:padding-right="0.0069in"/>
    </style:style>
    <style:style style:name="P882" style:parent-style-name="Standard" style:family="paragraph">
      <style:paragraph-properties fo:text-align="center"/>
    </style:style>
    <style:style style:name="TableCell883" style:family="table-cell">
      <style:table-cell-properties fo:border="none" style:writing-mode="lr-tb" fo:padding-top="0in" fo:padding-left="0.0069in" fo:padding-bottom="0in" fo:padding-right="0.0069in"/>
    </style:style>
    <style:style style:name="P884" style:parent-style-name="Standard" style:family="paragraph">
      <style:paragraph-properties fo:text-align="center"/>
    </style:style>
    <style:style style:name="TableRow885" style:family="table-row">
      <style:table-row-properties style:min-row-height="0.3277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text-align="center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center"/>
    </style:style>
    <style:style style:name="TableCell892" style:family="table-cell">
      <style:table-cell-properties fo:border="none" style:writing-mode="lr-tb" fo:padding-top="0in" fo:padding-left="0.0069in" fo:padding-bottom="0in" fo:padding-right="0.0069in"/>
    </style:style>
    <style:style style:name="P893" style:parent-style-name="Standard" style:family="paragraph">
      <style:paragraph-properties fo:text-align="center"/>
    </style:style>
    <style:style style:name="TableCell894" style:family="table-cell">
      <style:table-cell-properties fo:border="none" style:writing-mode="lr-tb" fo:padding-top="0in" fo:padding-left="0.0069in" fo:padding-bottom="0in" fo:padding-right="0.0069in"/>
    </style:style>
    <style:style style:name="P895" style:parent-style-name="Standard" style:family="paragraph">
      <style:paragraph-properties fo:text-align="center"/>
    </style:style>
    <style:style style:name="TableCell896" style:family="table-cell">
      <style:table-cell-properties fo:border="none" style:writing-mode="lr-tb" fo:padding-top="0in" fo:padding-left="0.0069in" fo:padding-bottom="0in" fo:padding-right="0.0069in"/>
    </style:style>
    <style:style style:name="P897" style:parent-style-name="Standard" style:family="paragraph">
      <style:paragraph-properties fo:text-align="center"/>
    </style:style>
    <style:style style:name="TableRow898" style:family="table-row">
      <style:table-row-properties style:min-row-height="0.3277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text-align="center"/>
    </style:style>
    <style:style style:name="P901" style:parent-style-name="Standard" style:family="paragraph">
      <style:paragraph-properties fo:text-align="center"/>
    </style:style>
    <style:style style:name="P902" style:parent-style-name="Standard" style:family="paragraph">
      <style:paragraph-properties fo:text-align="center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/>
    </style:style>
    <style:style style:name="P905" style:parent-style-name="Standard" style:family="paragraph">
      <style:paragraph-properties fo:text-align="center"/>
    </style:style>
    <style:style style:name="P906" style:parent-style-name="Standard" style:family="paragraph">
      <style:paragraph-properties fo:text-align="center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T908" style:parent-style-name="Προεπιλεγμένηγραμματοσειρά" style:family="text">
      <style:text-properties fo:language="el" fo:country="GR"/>
    </style:style>
    <style:style style:name="T909" style:parent-style-name="Προεπιλεγμένηγραμματοσειρά" style:family="text">
      <style:text-properties fo:language="el" fo:country="GR"/>
    </style:style>
    <style:style style:name="P910" style:parent-style-name="Standard" style:family="paragraph">
      <style:paragraph-properties fo:text-align="center"/>
    </style:style>
    <style:style style:name="TableCell911" style:family="table-cell">
      <style:table-cell-properties fo:border="none" style:writing-mode="lr-tb" fo:padding-top="0in" fo:padding-left="0.0069in" fo:padding-bottom="0in" fo:padding-right="0.0069in"/>
    </style:style>
    <style:style style:name="P912" style:parent-style-name="Standard" style:family="paragraph">
      <style:paragraph-properties fo:text-align="center"/>
    </style:style>
    <style:style style:name="TableCell913" style:family="table-cell">
      <style:table-cell-properties fo:border="none" style:writing-mode="lr-tb" fo:padding-top="0in" fo:padding-left="0.0069in" fo:padding-bottom="0in" fo:padding-right="0.0069in"/>
    </style:style>
    <style:style style:name="P914" style:parent-style-name="Standard" style:family="paragraph">
      <style:paragraph-properties fo:text-align="cente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paragraph-properties fo:text-align="center"/>
    </style:style>
    <style:style style:name="TableRow917" style:family="table-row">
      <style:table-row-properties style:min-row-height="0.3277in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center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T923" style:parent-style-name="Προεπιλεγμένηγραμματοσειρά" style:family="text">
      <style:text-properties fo:language="el" fo:country="GR"/>
    </style:style>
    <style:style style:name="T924" style:parent-style-name="Προεπιλεγμένηγραμματοσειρά" style:family="text">
      <style:text-properties fo:language="el" fo:country="GR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Standard" style:family="paragraph">
      <style:text-properties fo:language="el" fo:country="GR"/>
    </style:style>
    <style:style style:name="TableCell927" style:family="table-cell">
      <style:table-cell-properties fo:border="none" style:writing-mode="lr-tb" fo:padding-top="0in" fo:padding-left="0.0069in" fo:padding-bottom="0in" fo:padding-right="0.0069in"/>
    </style:style>
    <style:style style:name="P928" style:parent-style-name="Standard" style:family="paragraph">
      <style:text-properties fo:language="el" fo:country="GR"/>
    </style:style>
    <style:style style:name="TableCell929" style:family="table-cell">
      <style:table-cell-properties fo:border="none" style:writing-mode="lr-tb" fo:padding-top="0in" fo:padding-left="0.0069in" fo:padding-bottom="0in" fo:padding-right="0.0069in"/>
    </style:style>
    <style:style style:name="P930" style:parent-style-name="Standard" style:family="paragraph">
      <style:text-properties fo:language="el" fo:country="GR"/>
    </style:style>
    <style:style style:name="TableRow931" style:family="table-row">
      <style:table-row-properties style:min-row-height="0.3277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Standard" style:family="paragraph">
      <style:paragraph-properties fo:text-align="center"/>
      <style:text-properties fo:language="el" fo:country="GR"/>
    </style:style>
    <style:style style:name="TableCell940" style:family="table-cell">
      <style:table-cell-properties fo:border="none" style:writing-mode="lr-tb" fo:padding-top="0in" fo:padding-left="0.0069in" fo:padding-bottom="0in" fo:padding-right="0.0069in"/>
    </style:style>
    <style:style style:name="P941" style:parent-style-name="Standard" style:family="paragraph">
      <style:paragraph-properties fo:text-align="center"/>
      <style:text-properties fo:language="el" fo:country="GR"/>
    </style:style>
    <style:style style:name="TableCell942" style:family="table-cell">
      <style:table-cell-properties fo:border="none" style:writing-mode="lr-tb" fo:padding-top="0in" fo:padding-left="0.0069in" fo:padding-bottom="0in" fo:padding-right="0.0069in"/>
    </style:style>
    <style:style style:name="P943" style:parent-style-name="Standard" style:family="paragraph">
      <style:paragraph-properties fo:text-align="center"/>
      <style:text-properties fo:language="el" fo:country="GR"/>
    </style:style>
    <style:style style:name="TableRow944" style:family="table-row">
      <style:table-row-properties style:min-row-height="0.0486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center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center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center"/>
    </style:style>
    <style:style style:name="TableCell951" style:family="table-cell">
      <style:table-cell-properties fo:border="none" style:writing-mode="lr-tb" fo:padding-top="0in" fo:padding-left="0.0069in" fo:padding-bottom="0in" fo:padding-right="0.0069in"/>
    </style:style>
    <style:style style:name="P952" style:parent-style-name="Standard" style:family="paragraph">
      <style:paragraph-properties fo:text-align="center"/>
    </style:style>
    <style:style style:name="TableCell953" style:family="table-cell">
      <style:table-cell-properties fo:border="none" style:writing-mode="lr-tb" fo:padding-top="0in" fo:padding-left="0.0069in" fo:padding-bottom="0in" fo:padding-right="0.0069in"/>
    </style:style>
    <style:style style:name="P954" style:parent-style-name="Standard" style:family="paragraph">
      <style:paragraph-properties fo:text-align="center"/>
    </style:style>
    <style:style style:name="TableCell955" style:family="table-cell">
      <style:table-cell-properties fo:border="none" style:writing-mode="lr-tb" fo:padding-top="0in" fo:padding-left="0.0069in" fo:padding-bottom="0in" fo:padding-right="0.0069in"/>
    </style:style>
    <style:style style:name="P956" style:parent-style-name="Standard" style:family="paragraph">
      <style:paragraph-properties fo:text-align="center"/>
    </style:style>
    <style:style style:name="TableRow957" style:family="table-row">
      <style:table-row-properties style:min-row-height="0.3277i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center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center"/>
    </style:style>
    <style:style style:name="TableCell964" style:family="table-cell">
      <style:table-cell-properties fo:border="none" style:writing-mode="lr-tb" fo:padding-top="0in" fo:padding-left="0.0069in" fo:padding-bottom="0in" fo:padding-right="0.0069in"/>
    </style:style>
    <style:style style:name="P965" style:parent-style-name="Standard" style:family="paragraph">
      <style:paragraph-properties fo:text-align="center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Standard" style:family="paragraph">
      <style:paragraph-properties fo:text-align="cente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Row970" style:family="table-row">
      <style:table-row-properties style:min-row-height="0.3277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T976" style:parent-style-name="Προεπιλεγμένηγραμματοσειρά" style:family="text">
      <style:text-properties fo:language="el" fo:country="GR"/>
    </style:style>
    <style:style style:name="T977" style:parent-style-name="Προεπιλεγμένηγραμματοσειρά" style:family="text">
      <style:text-properties fo:language="el" fo:country="GR"/>
    </style:style>
    <style:style style:name="TableCell978" style:family="table-cell">
      <style:table-cell-properties fo:border="none" style:writing-mode="lr-tb" fo:padding-top="0in" fo:padding-left="0.0069in" fo:padding-bottom="0in" fo:padding-right="0.0069in"/>
    </style:style>
    <style:style style:name="P979" style:parent-style-name="Standard" style:family="paragraph">
      <style:paragraph-properties fo:text-align="center"/>
    </style:style>
    <style:style style:name="TableCell980" style:family="table-cell">
      <style:table-cell-properties fo:border="none" style:writing-mode="lr-tb" fo:padding-top="0in" fo:padding-left="0.0069in" fo:padding-bottom="0in" fo:padding-right="0.0069in"/>
    </style:style>
    <style:style style:name="P981" style:parent-style-name="Standard" style:family="paragraph">
      <style:paragraph-properties fo:text-align="center"/>
    </style:style>
    <style:style style:name="TableCell982" style:family="table-cell">
      <style:table-cell-properties fo:border="none" style:writing-mode="lr-tb" fo:padding-top="0in" fo:padding-left="0.0069in" fo:padding-bottom="0in" fo:padding-right="0.0069in"/>
    </style:style>
    <style:style style:name="P983" style:parent-style-name="Standard" style:family="paragraph">
      <style:paragraph-properties fo:text-align="center"/>
    </style:style>
    <style:style style:name="TableRow984" style:family="table-row">
      <style:table-row-properties style:min-row-height="0.3277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T990" style:parent-style-name="Προεπιλεγμένηγραμματοσειρά" style:family="text">
      <style:text-properties fo:language="el" fo:country="GR"/>
    </style:style>
    <style:style style:name="TableCell991" style:family="table-cell">
      <style:table-cell-properties fo:border="none" style:writing-mode="lr-tb" fo:padding-top="0in" fo:padding-left="0.0069in" fo:padding-bottom="0in" fo:padding-right="0.0069in"/>
    </style:style>
    <style:style style:name="P992" style:parent-style-name="Standard" style:family="paragraph">
      <style:paragraph-properties fo:text-align="center"/>
    </style:style>
    <style:style style:name="TableCell993" style:family="table-cell">
      <style:table-cell-properties fo:border="none" style:writing-mode="lr-tb" fo:padding-top="0in" fo:padding-left="0.0069in" fo:padding-bottom="0in" fo:padding-right="0.0069in"/>
    </style:style>
    <style:style style:name="P994" style:parent-style-name="Standard" style:family="paragraph">
      <style:paragraph-properties fo:text-align="center"/>
    </style:style>
    <style:style style:name="TableCell995" style:family="table-cell">
      <style:table-cell-properties fo:border="none" style:writing-mode="lr-tb" fo:padding-top="0in" fo:padding-left="0.0069in" fo:padding-bottom="0in" fo:padding-right="0.0069in"/>
    </style:style>
    <style:style style:name="P996" style:parent-style-name="Standard" style:family="paragraph">
      <style:paragraph-properties fo:text-align="center"/>
    </style:style>
    <style:style style:name="TableRow997" style:family="table-row">
      <style:table-row-properties style:min-row-height="0.3277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center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center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T1003" style:parent-style-name="Προεπιλεγμένηγραμματοσειρά" style:family="text">
      <style:text-properties fo:language="el" fo:country="GR"/>
    </style:style>
    <style:style style:name="TableCell1004" style:family="table-cell">
      <style:table-cell-properties fo:border="none" style:writing-mode="lr-tb" fo:padding-top="0in" fo:padding-left="0.0069in" fo:padding-bottom="0in" fo:padding-right="0.0069in"/>
    </style:style>
    <style:style style:name="P1005" style:parent-style-name="Standard" style:family="paragraph">
      <style:paragraph-properties fo:text-align="center"/>
    </style:style>
    <style:style style:name="TableCell1006" style:family="table-cell">
      <style:table-cell-properties fo:border="none" style:writing-mode="lr-tb" fo:padding-top="0in" fo:padding-left="0.0069in" fo:padding-bottom="0in" fo:padding-right="0.0069in"/>
    </style:style>
    <style:style style:name="P1007" style:parent-style-name="Standard" style:family="paragraph">
      <style:paragraph-properties fo:text-align="center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text-align="center"/>
    </style:style>
    <style:style style:name="TableRow1010" style:family="table-row">
      <style:table-row-properties style:min-row-height="0.084i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  <style:text-properties fo:language="el" fo:country="GR"/>
    </style:style>
    <style:style style:name="TableCell1017" style:family="table-cell">
      <style:table-cell-properties fo:border="none" style:writing-mode="lr-tb" fo:padding-top="0in" fo:padding-left="0.0069in" fo:padding-bottom="0in" fo:padding-right="0.0069in"/>
    </style:style>
    <style:style style:name="P1018" style:parent-style-name="Standard" style:family="paragraph">
      <style:paragraph-properties fo:text-align="center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Standard" style:family="paragraph">
      <style:paragraph-properties fo:text-align="center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Standard" style:family="paragraph">
      <style:paragraph-properties fo:text-align="center"/>
    </style:style>
    <style:style style:name="TableRow1023" style:family="table-row">
      <style:table-row-properties style:min-row-height="0.3277in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/>
    </style:style>
    <style:style style:name="TableCell1030" style:family="table-cell">
      <style:table-cell-properties fo:border="none" style:writing-mode="lr-tb" fo:padding-top="0in" fo:padding-left="0.0069in" fo:padding-bottom="0in" fo:padding-right="0.0069in"/>
    </style:style>
    <style:style style:name="P1031" style:parent-style-name="Standard" style:family="paragraph">
      <style:paragraph-properties fo:text-align="center"/>
    </style:style>
    <style:style style:name="TableCell1032" style:family="table-cell">
      <style:table-cell-properties fo:border="none" style:writing-mode="lr-tb" fo:padding-top="0in" fo:padding-left="0.0069in" fo:padding-bottom="0in" fo:padding-right="0.0069in"/>
    </style:style>
    <style:style style:name="P1033" style:parent-style-name="Standard" style:family="paragraph">
      <style:paragraph-properties fo:text-align="center"/>
    </style:style>
    <style:style style:name="TableCell1034" style:family="table-cell">
      <style:table-cell-properties fo:border="none" style:writing-mode="lr-tb" fo:padding-top="0in" fo:padding-left="0.0069in" fo:padding-bottom="0in" fo:padding-right="0.0069in"/>
    </style:style>
    <style:style style:name="P1035" style:parent-style-name="Standard" style:family="paragraph">
      <style:paragraph-properties fo:text-align="center"/>
    </style:style>
    <style:style style:name="TableRow1036" style:family="table-row">
      <style:table-row-properties style:min-row-height="0.3277in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center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2" style:family="table-cell">
      <style:table-cell-properties fo:border="none" style:writing-mode="lr-tb" fo:padding-top="0in" fo:padding-left="0.0069in" fo:padding-bottom="0in" fo:padding-right="0.0069in"/>
    </style:style>
    <style:style style:name="P1043" style:parent-style-name="Standard" style:family="paragraph">
      <style:paragraph-properties fo:text-align="center"/>
    </style:style>
    <style:style style:name="TableCell1044" style:family="table-cell">
      <style:table-cell-properties fo:border="none" style:writing-mode="lr-tb" fo:padding-top="0in" fo:padding-left="0.0069in" fo:padding-bottom="0in" fo:padding-right="0.0069in"/>
    </style:style>
    <style:style style:name="P1045" style:parent-style-name="Standard" style:family="paragraph">
      <style:paragraph-properties fo:text-align="center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text-align="center"/>
    </style:style>
    <style:style style:name="TableRow1048" style:family="table-row">
      <style:table-row-properties style:min-row-height="0.3277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center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T1054" style:parent-style-name="Προεπιλεγμένηγραμματοσειρά" style:family="text">
      <style:text-properties fo:language="el" fo:country="GR"/>
    </style:style>
    <style:style style:name="TableCell1055" style:family="table-cell">
      <style:table-cell-properties fo:border="none" style:writing-mode="lr-tb" fo:padding-top="0in" fo:padding-left="0.0069in" fo:padding-bottom="0in" fo:padding-right="0.0069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none" style:writing-mode="lr-tb" fo:padding-top="0in" fo:padding-left="0.0069in" fo:padding-bottom="0in" fo:padding-right="0.0069in"/>
    </style:style>
    <style:style style:name="P1058" style:parent-style-name="Standard" style:family="paragraph">
      <style:paragraph-properties fo:text-align="center"/>
    </style:style>
    <style:style style:name="TableCell1059" style:family="table-cell">
      <style:table-cell-properties fo:border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text-align="center"/>
    </style:style>
    <style:style style:name="TableRow1061" style:family="table-row">
      <style:table-row-properties style:min-row-height="0.3277in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center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center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</style:style>
    <style:style style:name="TableCell1068" style:family="table-cell">
      <style:table-cell-properties fo:border="none" style:writing-mode="lr-tb" fo:padding-top="0in" fo:padding-left="0.0069in" fo:padding-bottom="0in" fo:padding-right="0.0069in"/>
    </style:style>
    <style:style style:name="P1069" style:parent-style-name="Standard" style:family="paragraph">
      <style:paragraph-properties fo:text-align="center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Standard" style:family="paragraph">
      <style:paragraph-properties fo:text-align="center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Standard" style:family="paragraph">
      <style:paragraph-properties fo:text-align="center"/>
    </style:style>
    <style:style style:name="TableRow1074" style:family="table-row">
      <style:table-row-properties style:min-row-height="0.3277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1079" style:parent-style-name="Προεπιλεγμένηγραμματοσειρά" style:family="text">
      <style:text-properties fo:font-weight="bold" style:font-weight-asian="bold" style:font-weight-complex="bold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center"/>
    </style:style>
    <style:style style:name="TableCell1082" style:family="table-cell">
      <style:table-cell-properties fo:border="none" style:writing-mode="lr-tb" fo:padding-top="0in" fo:padding-left="0.0069in" fo:padding-bottom="0in" fo:padding-right="0.0069in"/>
    </style:style>
    <style:style style:name="P1083" style:parent-style-name="Standard" style:family="paragraph">
      <style:paragraph-properties fo:text-align="center"/>
    </style:style>
    <style:style style:name="TableCell1084" style:family="table-cell">
      <style:table-cell-properties fo:border="none" style:writing-mode="lr-tb" fo:padding-top="0in" fo:padding-left="0.0069in" fo:padding-bottom="0in" fo:padding-right="0.0069in"/>
    </style:style>
    <style:style style:name="P1085" style:parent-style-name="Standard" style:family="paragraph">
      <style:paragraph-properties fo:text-align="center"/>
    </style:style>
    <style:style style:name="TableCell1086" style:family="table-cell">
      <style:table-cell-properties fo:border="none" style:writing-mode="lr-tb" fo:padding-top="0in" fo:padding-left="0.0069in" fo:padding-bottom="0in" fo:padding-right="0.0069in"/>
    </style:style>
    <style:style style:name="P1087" style:parent-style-name="Standard" style:family="paragraph">
      <style:paragraph-properties fo:text-align="center"/>
    </style:style>
    <style:style style:name="TableRow1088" style:family="table-row">
      <style:table-row-properties style:min-row-height="0.3277in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center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center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center"/>
    </style:style>
    <style:style style:name="TableCell1095" style:family="table-cell">
      <style:table-cell-properties fo:border="none" style:writing-mode="lr-tb" fo:padding-top="0in" fo:padding-left="0.0069in" fo:padding-bottom="0in" fo:padding-right="0.0069in"/>
    </style:style>
    <style:style style:name="P1096" style:parent-style-name="Standard" style:family="paragraph">
      <style:paragraph-properties fo:text-align="center"/>
    </style:style>
    <style:style style:name="TableCell1097" style:family="table-cell">
      <style:table-cell-properties fo:border="none" style:writing-mode="lr-tb" fo:padding-top="0in" fo:padding-left="0.0069in" fo:padding-bottom="0in" fo:padding-right="0.0069in"/>
    </style:style>
    <style:style style:name="P1098" style:parent-style-name="Standard" style:family="paragraph">
      <style:paragraph-properties fo:text-align="center"/>
    </style:style>
    <style:style style:name="TableCell1099" style:family="table-cell">
      <style:table-cell-properties fo:border="none" style:writing-mode="lr-tb" fo:padding-top="0in" fo:padding-left="0.0069in" fo:padding-bottom="0in" fo:padding-right="0.0069in"/>
    </style:style>
    <style:style style:name="P1100" style:parent-style-name="Standard" style:family="paragraph">
      <style:paragraph-properties fo:text-align="center"/>
    </style:style>
    <style:style style:name="TableRow1101" style:family="table-row">
      <style:table-row-properties style:min-row-height="0.3277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center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</style:style>
    <style:style style:name="TableCell1108" style:family="table-cell">
      <style:table-cell-properties fo:border="none" style:writing-mode="lr-tb" fo:padding-top="0in" fo:padding-left="0.0069in" fo:padding-bottom="0in" fo:padding-right="0.0069in"/>
    </style:style>
    <style:style style:name="P1109" style:parent-style-name="Standard" style:family="paragraph">
      <style:paragraph-properties fo:text-align="center"/>
    </style:style>
    <style:style style:name="TableCell1110" style:family="table-cell">
      <style:table-cell-properties fo:border="none" style:writing-mode="lr-tb" fo:padding-top="0in" fo:padding-left="0.0069in" fo:padding-bottom="0in" fo:padding-right="0.0069in"/>
    </style:style>
    <style:style style:name="P1111" style:parent-style-name="Standard" style:family="paragraph">
      <style:paragraph-properties fo:text-align="center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text-align="center"/>
    </style:style>
    <style:style style:name="TableRow1114" style:family="table-row">
      <style:table-row-properties style:min-row-height="0.3277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cente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/>
    </style:style>
    <style:style style:name="T1121" style:parent-style-name="Προεπιλεγμένηγραμματοσειρά" style:family="text">
      <style:text-properties fo:language="el" fo:country="GR"/>
    </style:style>
    <style:style style:name="TableCell1122" style:family="table-cell">
      <style:table-cell-properties fo:border="none" style:writing-mode="lr-tb" fo:padding-top="0in" fo:padding-left="0.0069in" fo:padding-bottom="0in" fo:padding-right="0.0069in"/>
    </style:style>
    <style:style style:name="P1123" style:parent-style-name="Standard" style:family="paragraph">
      <style:paragraph-properties fo:text-align="center"/>
    </style:style>
    <style:style style:name="TableCell1124" style:family="table-cell">
      <style:table-cell-properties fo:border="none" style:writing-mode="lr-tb" fo:padding-top="0in" fo:padding-left="0.0069in" fo:padding-bottom="0in" fo:padding-right="0.0069in"/>
    </style:style>
    <style:style style:name="P1125" style:parent-style-name="Standard" style:family="paragraph">
      <style:paragraph-properties fo:text-align="center"/>
    </style:style>
    <style:style style:name="TableCell1126" style:family="table-cell">
      <style:table-cell-properties fo:border="none" style:writing-mode="lr-tb" fo:padding-top="0in" fo:padding-left="0.0069in" fo:padding-bottom="0in" fo:padding-right="0.0069in"/>
    </style:style>
    <style:style style:name="P1127" style:parent-style-name="Standard" style:family="paragraph">
      <style:paragraph-properties fo:text-align="center"/>
    </style:style>
    <style:style style:name="TableRow1128" style:family="table-row">
      <style:table-row-properties style:min-row-height="0.3277i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center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center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center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Standard" style:family="paragraph">
      <style:paragraph-properties fo:text-align="center"/>
    </style:style>
    <style:style style:name="TableCell1137" style:family="table-cell">
      <style:table-cell-properties fo:border="none" style:writing-mode="lr-tb" fo:padding-top="0in" fo:padding-left="0.0069in" fo:padding-bottom="0in" fo:padding-right="0.0069in"/>
    </style:style>
    <style:style style:name="P1138" style:parent-style-name="Standard" style:family="paragraph">
      <style:paragraph-properties fo:text-align="center"/>
    </style:style>
    <style:style style:name="TableCell1139" style:family="table-cell">
      <style:table-cell-properties fo:border="none" style:writing-mode="lr-tb" fo:padding-top="0in" fo:padding-left="0.0069in" fo:padding-bottom="0in" fo:padding-right="0.0069in"/>
    </style:style>
    <style:style style:name="P1140" style:parent-style-name="Standard" style:family="paragraph">
      <style:paragraph-properties fo:text-align="center"/>
    </style:style>
    <style:style style:name="TableRow1141" style:family="table-row">
      <style:table-row-properties style:min-row-height="0.3277in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text-align="center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text-align="center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center"/>
    </style:style>
    <style:style style:name="TableCell1148" style:family="table-cell">
      <style:table-cell-properties fo:border="none" style:writing-mode="lr-tb" fo:padding-top="0in" fo:padding-left="0.0069in" fo:padding-bottom="0in" fo:padding-right="0.0069in"/>
    </style:style>
    <style:style style:name="P1149" style:parent-style-name="Standard" style:family="paragraph">
      <style:paragraph-properties fo:text-align="center"/>
    </style:style>
    <style:style style:name="TableCell1150" style:family="table-cell">
      <style:table-cell-properties fo:border="none" style:writing-mode="lr-tb" fo:padding-top="0in" fo:padding-left="0.0069in" fo:padding-bottom="0in" fo:padding-right="0.0069in"/>
    </style:style>
    <style:style style:name="P1151" style:parent-style-name="Standard" style:family="paragraph">
      <style:paragraph-properties fo:text-align="center"/>
    </style:style>
    <style:style style:name="TableCell1152" style:family="table-cell">
      <style:table-cell-properties fo:border="none" style:writing-mode="lr-tb" fo:padding-top="0in" fo:padding-left="0.0069in" fo:padding-bottom="0in" fo:padding-right="0.0069in"/>
    </style:style>
    <style:style style:name="P1153" style:parent-style-name="Standard" style:family="paragraph">
      <style:paragraph-properties fo:text-align="center"/>
    </style:style>
    <style:style style:name="TableRow1154" style:family="table-row">
      <style:table-row-properties style:min-row-height="0.0486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text-align="center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text-align="center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text-align="center"/>
    </style:style>
    <style:style style:name="TableCell1161" style:family="table-cell">
      <style:table-cell-properties fo:border="none" style:writing-mode="lr-tb" fo:padding-top="0in" fo:padding-left="0.0069in" fo:padding-bottom="0in" fo:padding-right="0.0069in"/>
    </style:style>
    <style:style style:name="P1162" style:parent-style-name="Standard" style:family="paragraph">
      <style:paragraph-properties fo:text-align="center"/>
    </style:style>
    <style:style style:name="TableCell1163" style:family="table-cell">
      <style:table-cell-properties fo:border="none" style:writing-mode="lr-tb" fo:padding-top="0in" fo:padding-left="0.0069in" fo:padding-bottom="0in" fo:padding-right="0.0069in"/>
    </style:style>
    <style:style style:name="P1164" style:parent-style-name="Standard" style:family="paragraph">
      <style:paragraph-properties fo:text-align="center"/>
    </style:style>
    <style:style style:name="TableCell1165" style:family="table-cell">
      <style:table-cell-properties fo:border="none" style:writing-mode="lr-tb" fo:padding-top="0in" fo:padding-left="0.0069in" fo:padding-bottom="0in" fo:padding-right="0.0069in"/>
    </style:style>
    <style:style style:name="P1166" style:parent-style-name="Standard" style:family="paragraph">
      <style:paragraph-properties fo:text-align="center"/>
    </style:style>
    <style:style style:name="P1167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/listings /{id}</text:p>
          </table:table-cell>
          <table:table-cell table:style-name="TableCell128">
            <text:p text:style-name="P129">GET</text:p>
          </table:table-cell>
          <table:table-cell table:style-name="TableCell130">
            <text:p text:style-name="P131">-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/profile</text:p>
          </table:table-cell>
          <table:table-cell table:style-name="TableCell142">
            <text:p text:style-name="P143">GET</text:p>
          </table:table-cell>
          <table:table-cell table:style-name="TableCell144">
            <text:p text:style-name="P145">-</text:p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/profile</text:p>
          </table:table-cell>
          <table:table-cell table:style-name="TableCell156">
            <text:p text:style-name="P157">PUT</text:p>
          </table:table-cell>
          <table:table-cell table:style-name="TableCell158">
            <text:p text:style-name="Standard">{</text:p>
            <text:p text:style-name="Standard"><text:s text:c="5"/>"password": "123456",</text:p>
            <text:p text:style-name="Standard"><text:s text:c="5"/>"firstName": "mpampis",</text:p>
            <text:p text:style-name="Standard"><text:s text:c="5"/>"lastName": "kirkitsis",</text:p>
            <text:p text:style-name="Standard"><text:s text:c="5"/>"email": "petbaudhucb@gmail.com",</text:p>
            <text:p text:style-name="Standard"><text:s text:c="5"/>"number": "6987395487"</text:p>
            <text:soft-page-break/>
            <text:p text:style-name="Standard">}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-----------------------------------------------</text:p>
          </table:table-cell>
          <table:table-cell table:style-name="TableCell168">
            <text:p text:style-name="P169">-----------</text:p>
          </table:table-cell>
          <table:table-cell table:style-name="TableCell170">
            <text:p text:style-name="P171">---------------------------------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ADMIN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-----------------------------------------------</text:p>
          </table:table-cell>
          <table:table-cell table:style-name="TableCell194">
            <text:p text:style-name="P195">-----------</text:p>
          </table:table-cell>
          <table:table-cell table:style-name="TableCell196">
            <text:p text:style-name="P197">---------------------------------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/admin/users</text:p>
          </table:table-cell>
          <table:table-cell table:style-name="TableCell207">
            <text:p text:style-name="P208">GET</text:p>
          </table:table-cell>
          <table:table-cell table:style-name="TableCell209">
            <text:p text:style-name="P210">-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/admin/users/{id}</text:p>
          </table:table-cell>
          <table:table-cell table:style-name="TableCell220">
            <text:p text:style-name="P221">GET</text:p>
          </table:table-cell>
          <table:table-cell table:style-name="TableCell222">
            <text:p text:style-name="P223">-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/admin/users/{id}</text:p>
          </table:table-cell>
          <table:table-cell table:style-name="TableCell233">
            <text:p text:style-name="P234">PUT</text:p>
          </table:table-cell>
          <table:table-cell table:style-name="TableCell235">
            <text:p text:style-name="P236"><text:span text:style-name="T237">Ότι επιστρεφει η<text:s/></text:span>GET<text:span text:style-name="T238"><text:s/>/</text:span>full<text:span text:style-name="T239"><text:s/>ακριβως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/admin/users/{id}</text:p>
          </table:table-cell>
          <table:table-cell table:style-name="TableCell249">
            <text:p text:style-name="P250">DELETE</text:p>
          </table:table-cell>
          <table:table-cell table:style-name="TableCell251">
            <text:p text:style-name="P252">-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/admin/users<text:span text:style-name="T262">/{</text:span>id}/full</text:p>
          </table:table-cell>
          <table:table-cell table:style-name="TableCell263">
            <text:p text:style-name="P264">GET</text:p>
          </table:table-cell>
          <table:table-cell table:style-name="TableCell265">
            <text:p text:style-name="P266">-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/admin/users<text:span text:style-name="T276">/{</text:span>id}/approve</text:p>
          </table:table-cell>
          <table:table-cell table:style-name="TableCell277">
            <text:p text:style-name="P278">PUT</text:p>
          </table:table-cell>
          <table:table-cell table:style-name="TableCell279">
            <text:p text:style-name="P280">-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/admin/listings</text:p>
          </table:table-cell>
          <table:table-cell table:style-name="TableCell303">
            <text:p text:style-name="P304">GET</text:p>
          </table:table-cell>
          <table:table-cell table:style-name="TableCell305">
            <text:p text:style-name="P306">-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/admin/reviews</text:p>
          </table:table-cell>
          <table:table-cell table:style-name="TableCell329">
            <text:p text:style-name="P330">GET</text:p>
          </table:table-cell>
          <table:table-cell table:style-name="TableCell331">
            <text:p text:style-name="P332">-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/admin/reviews/{id}</text:p>
          </table:table-cell>
          <table:table-cell table:style-name="TableCell342">
            <text:p text:style-name="P343">GET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Standard"/>
            <text:p text:style-name="P354"/>
            <text:p text:style-name="P355"/>
            <text:p text:style-name="P356">/admin/reviews</text:p>
          </table:table-cell>
          <table:table-cell table:style-name="TableCell357">
            <text:p text:style-name="P358"/>
            <text:p text:style-name="Standard"/>
            <text:p text:style-name="P359"/>
            <text:p text:style-name="P360">POST</text:p>
          </table:table-cell>
          <table:table-cell table:style-name="TableCell361">
            <text:p text:style-name="Standard">{</text:p>
            <text:p text:style-name="Standard"><text:s text:c="4"/>"comment":"<text:span text:style-name="T362">Πολύ</text:span><text:s/><text:span text:style-name="T363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64">
            <text:p text:style-name="Standard"/>
          </table:table-cell>
          <table:table-cell table:style-name="TableCell365">
            <text:p text:style-name="Standard"/>
          </table:table-cell>
          <table:table-cell table:style-name="TableCell366">
            <text:p text:style-name="Standard"/>
          </table:table-cell>
        </table:table-row>
        <table:table-row table:style-name="TableRow367">
          <table:table-cell table:style-name="TableCell368">
            <text:p text:style-name="P369">/admin/reviews/{id}</text:p>
          </table:table-cell>
          <table:table-cell table:style-name="TableCell370">
            <text:p text:style-name="P371">PUT</text:p>
          </table:table-cell>
          <table:table-cell table:style-name="TableCell372">
            <text:p text:style-name="P373"><text:span text:style-name="T374">Ότι επιστρεφει η<text:s/></text:span>GET<text:span text:style-name="T375"><text:s/>ακριβως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/admin/reviews/{id}</text:p>
          </table:table-cell>
          <table:table-cell table:style-name="TableCell385">
            <text:p text:style-name="P386">DELETE</text:p>
          </table:table-cell>
          <table:table-cell table:style-name="TableCell387">
            <text:p text:style-name="P388">-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/admin/messages</text:p>
          </table:table-cell>
          <table:table-cell table:style-name="TableCell411">
            <text:p text:style-name="P412">GET</text:p>
          </table:table-cell>
          <table:table-cell table:style-name="TableCell413">
            <text:p text:style-name="P414">-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/admin/messages/{id}</text:p>
          </table:table-cell>
          <table:table-cell table:style-name="TableCell424">
            <text:p text:style-name="P425">GET</text:p>
          </table:table-cell>
          <table:table-cell table:style-name="TableCell426">
            <text:p text:style-name="P427">-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/admin/messages</text:p>
          </table:table-cell>
          <table:table-cell table:style-name="TableCell437">
            <text:p text:style-name="P438">POST</text:p>
          </table:table-cell>
          <table:table-cell table:style-name="TableCell439">
            <text:p text:style-name="Standard">{</text:p>
            <text:p text:style-name="Standard"><text:s text:c="6"/>"text": "<text:span text:style-name="T440">Καλησπερα</text:span><text:s/><text:span text:style-name="T441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/admin/messages/{id}</text:p>
          </table:table-cell>
          <table:table-cell table:style-name="TableCell451">
            <text:p text:style-name="P452">PUT</text:p>
          </table:table-cell>
          <table:table-cell table:style-name="TableCell453">
            <text:p text:style-name="P454"><text:span text:style-name="T455">Ότι επιστρεφει η<text:s/></text:span>GET<text:span text:style-name="T456"><text:s/>ακριβως</text:span>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/admin/messages/{id}</text:p>
          </table:table-cell>
          <table:table-cell table:style-name="TableCell466">
            <text:p text:style-name="P467">DELETE</text:p>
          </table:table-cell>
          <table:table-cell table:style-name="TableCell468">
            <text:p text:style-name="P469">-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/admin/bookings</text:p>
          </table:table-cell>
          <table:table-cell table:style-name="TableCell492">
            <text:p text:style-name="P493">GET</text:p>
          </table:table-cell>
          <table:table-cell table:style-name="TableCell494">
            <text:p text:style-name="P495">-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/admin/bookings/{id}</text:p>
          </table:table-cell>
          <table:table-cell table:style-name="TableCell505">
            <text:p text:style-name="P506">GET</text:p>
          </table:table-cell>
          <table:table-cell table:style-name="TableCell507">
            <text:p text:style-name="P508">-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/admin/bookings/{id}</text:p>
          </table:table-cell>
          <table:table-cell table:style-name="TableCell518">
            <text:p text:style-name="P519">PUT</text:p>
          </table:table-cell>
          <table:table-cell table:style-name="TableCell520">
            <text:p text:style-name="Standard"><text:span text:style-name="T521">Ότι επιστρεφει η<text:s/></text:span>GET<text:span text:style-name="T522"><text:s/>ακριβως</text:span>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ext:soft-page-break/>
        <table:table-row table:style-name="TableRow529">
          <table:table-cell table:style-name="TableCell530">
            <text:p text:style-name="P531">/admin/bookings/{id}</text:p>
          </table:table-cell>
          <table:table-cell table:style-name="TableCell532">
            <text:p text:style-name="P533">DELETE</text:p>
          </table:table-cell>
          <table:table-cell table:style-name="TableCell534">
            <text:p text:style-name="P535">-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<text:span text:style-name="T558">/</text:span>admin/extractEverything</text:p>
          </table:table-cell>
          <table:table-cell table:style-name="TableCell559">
            <text:p text:style-name="P560">GET</text:p>
          </table:table-cell>
          <table:table-cell table:style-name="TableCell561">
            <text:p text:style-name="P562">-</text:p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-----------------------------------------------</text:p>
          </table:table-cell>
          <table:table-cell table:style-name="TableCell572">
            <text:p text:style-name="P573">-----------</text:p>
          </table:table-cell>
          <table:table-cell table:style-name="TableCell574">
            <text:p text:style-name="P575">---------------------------------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>
            <text:p text:style-name="P586"><text:span text:style-name="T587">HOST</text:span>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-----------------------------------------------</text:p>
          </table:table-cell>
          <table:table-cell table:style-name="TableCell599">
            <text:p text:style-name="P600">-----------</text:p>
          </table:table-cell>
          <table:table-cell table:style-name="TableCell601">
            <text:p text:style-name="P602">---------------------------------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/host/listings</text:p>
          </table:table-cell>
          <table:table-cell table:style-name="TableCell612">
            <text:p text:style-name="P613">GET</text:p>
          </table:table-cell>
          <table:table-cell table:style-name="TableCell614">
            <text:p text:style-name="P615">-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/host/listings/{id}</text:p>
          </table:table-cell>
          <table:table-cell table:style-name="TableCell625">
            <text:p text:style-name="P626">GET</text:p>
          </table:table-cell>
          <table:table-cell table:style-name="TableCell627">
            <text:p text:style-name="P628">-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/>
            <text:p text:style-name="P638"/>
            <text:p text:style-name="P639"/>
            <text:p text:style-name="P640"/>
            <text:p text:style-name="P641"/>
            <text:p text:style-name="P642"/>
            <text:p text:style-name="P643">/host/listings</text:p>
          </table:table-cell>
          <table:table-cell table:style-name="TableCell644">
            <text:p text:style-name="P645"/>
            <text:p text:style-name="P646"/>
            <text:p text:style-name="P647"/>
            <text:p text:style-name="P648"/>
            <text:p text:style-name="P649"/>
            <text:p text:style-name="P650"/>
            <text:p text:style-name="P651">POST</text:p>
          </table:table-cell>
          <table:table-cell table:style-name="TableCell652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soft-page-break/>
            <text:p text:style-name="Standard"><text:s text:c="17"/>}</text:p>
            <text:p text:style-name="P653">}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/host/listings/{id}</text:p>
          </table:table-cell>
          <table:table-cell table:style-name="TableCell663">
            <text:p text:style-name="P664">PUT</text:p>
          </table:table-cell>
          <table:table-cell table:style-name="TableCell665">
            <text:p text:style-name="Standard"><text:span text:style-name="T666">Ότι επιστρεφει η<text:s/></text:span>GET<text:span text:style-name="T667"><text:s/>ακριβως</text:span></text:p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>/host/listings/{id}</text:p>
          </table:table-cell>
          <table:table-cell table:style-name="TableCell677">
            <text:p text:style-name="P678">DELETE</text:p>
          </table:table-cell>
          <table:table-cell table:style-name="TableCell679">
            <text:p text:style-name="P680">-</text:p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/host/reviews</text:p>
          </table:table-cell>
          <table:table-cell table:style-name="TableCell703">
            <text:p text:style-name="P704">GET</text:p>
          </table:table-cell>
          <table:table-cell table:style-name="TableCell705">
            <text:p text:style-name="P706">-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/host/listings/{id}/messages</text:p>
          </table:table-cell>
          <table:table-cell table:style-name="TableCell729">
            <text:p text:style-name="P730">GET</text:p>
          </table:table-cell>
          <table:table-cell table:style-name="TableCell731">
            <text:p text:style-name="P732">-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/host/messages</text:p>
          </table:table-cell>
          <table:table-cell table:style-name="TableCell742">
            <text:p text:style-name="P743">POST</text:p>
          </table:table-cell>
          <table:table-cell table:style-name="TableCell744">
            <text:p text:style-name="Standard">{</text:p>
            <text:p text:style-name="Standard"><text:s text:c="6"/>"text": "<text:span text:style-name="T745">Καλησπερα</text:span><text:s/><text:span text:style-name="T746">σας</text:span>",</text:p>
            <text:p text:style-name="Standard"><text:s text:c="6"/>"listingId": 1,<text:s/></text:p>
            <text:p text:style-name="Standard"><text:s text:c="6"/>"guestId": 3</text:p>
            <text:p text:style-name="P747">}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/host/messages/{id}</text:p>
          </table:table-cell>
          <table:table-cell table:style-name="TableCell757">
            <text:p text:style-name="P758">DELETE</text:p>
          </table:table-cell>
          <table:table-cell table:style-name="TableCell759">
            <text:p text:style-name="Standard"><text:s text:c="41"/><text:span text:style-name="T760">-</text:span>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/host/messages/{id}/seen</text:p>
          </table:table-cell>
          <table:table-cell table:style-name="TableCell770">
            <text:p text:style-name="P771">PUT</text:p>
          </table:table-cell>
          <table:table-cell table:style-name="TableCell772">
            <text:p text:style-name="Standard"><text:s text:c="44"/><text:span text:style-name="T773">-</text:span>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<text:span text:style-name="T796">/</text:span>host/listings/{id}/bookings</text:p>
          </table:table-cell>
          <table:table-cell table:style-name="TableCell797">
            <text:p text:style-name="P798">GET</text:p>
          </table:table-cell>
          <table:table-cell table:style-name="TableCell799">
            <text:p text:style-name="P800">-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</table:table-row>
        <table:table-row table:style-name="TableRow807">
          <table:table-cell table:style-name="TableCell808">
            <text:p text:style-name="P809">-----------------------------------------------</text:p>
          </table:table-cell>
          <table:table-cell table:style-name="TableCell810">
            <text:p text:style-name="P811">-----------</text:p>
          </table:table-cell>
          <table:table-cell table:style-name="TableCell812">
            <text:p text:style-name="P813">---------------------------------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p text:style-name="P824"><text:span text:style-name="T825">GUEST</text:span></text:p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</table:table-row>
        <table:table-row table:style-name="TableRow834">
          <table:table-cell table:style-name="TableCell835">
            <text:p text:style-name="P836">-----------------------------------------------</text:p>
          </table:table-cell>
          <table:table-cell table:style-name="TableCell837">
            <text:p text:style-name="P838">-----------</text:p>
          </table:table-cell>
          <table:table-cell table:style-name="TableCell839">
            <text:p text:style-name="P840">---------------------------------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>/guest/listings</text:p>
          </table:table-cell>
          <table:table-cell table:style-name="TableCell850">
            <text:p text:style-name="P851">PUT</text:p>
          </table:table-cell>
          <table:table-cell table:style-name="TableCell852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>/guest/listings/{id}</text:p>
          </table:table-cell>
          <table:table-cell table:style-name="TableCell862">
            <text:p text:style-name="P863">GET</text:p>
          </table:table-cell>
          <table:table-cell table:style-name="TableCell864">
            <text:p text:style-name="P865">-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/guest/reviews</text:p>
          </table:table-cell>
          <table:table-cell table:style-name="TableCell888">
            <text:p text:style-name="P889">GET</text:p>
          </table:table-cell>
          <table:table-cell table:style-name="TableCell890">
            <text:p text:style-name="P891">-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Standard"/>
            <text:p text:style-name="P900"/>
            <text:p text:style-name="P901"/>
            <text:p text:style-name="P902">/guest/reviews</text:p>
          </table:table-cell>
          <table:table-cell table:style-name="TableCell903">
            <text:p text:style-name="P904"/>
            <text:p text:style-name="Standard"/>
            <text:p text:style-name="P905"/>
            <text:p text:style-name="P906">POST</text:p>
          </table:table-cell>
          <table:table-cell table:style-name="TableCell907">
            <text:p text:style-name="Standard">{</text:p>
            <text:soft-page-break/>
            <text:p text:style-name="Standard"><text:s text:c="4"/>"comment":"<text:span text:style-name="T908">Πολύ</text:span><text:s/><text:span text:style-name="T909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P910">}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>/guest/reviews/{id}</text:p>
          </table:table-cell>
          <table:table-cell table:style-name="TableCell920">
            <text:p text:style-name="P921">PUT</text:p>
          </table:table-cell>
          <table:table-cell table:style-name="TableCell922">
            <text:p text:style-name="Standard"><text:span text:style-name="T923">Ότι επιστρεφει η<text:s/></text:span>GET<text:span text:style-name="T924"><text:s/>ακριβως</text:span></text:p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/guest/reviews/{id}</text:p>
          </table:table-cell>
          <table:table-cell table:style-name="TableCell934">
            <text:p text:style-name="P935">DELETE</text:p>
          </table:table-cell>
          <table:table-cell table:style-name="TableCell936">
            <text:p text:style-name="P937">-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/guest/messages</text:p>
          </table:table-cell>
          <table:table-cell table:style-name="TableCell960">
            <text:p text:style-name="P961">GET</text:p>
          </table:table-cell>
          <table:table-cell table:style-name="TableCell962">
            <text:p text:style-name="P963">-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/guest/messages</text:p>
          </table:table-cell>
          <table:table-cell table:style-name="TableCell973">
            <text:p text:style-name="P974">POST</text:p>
          </table:table-cell>
          <table:table-cell table:style-name="TableCell975">
            <text:p text:style-name="Standard">{</text:p>
            <text:p text:style-name="Standard"><text:s text:c="6"/>"text": "<text:span text:style-name="T976">Καλησπερα</text:span><text:s/><text:span text:style-name="T977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/guest/messages/{id}</text:p>
          </table:table-cell>
          <table:table-cell table:style-name="TableCell987">
            <text:p text:style-name="P988">DELETE</text:p>
          </table:table-cell>
          <table:table-cell table:style-name="TableCell989">
            <text:p text:style-name="Standard"><text:s text:c="41"/><text:span text:style-name="T990">-</text:span></text:p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>/guest/messages/{id}/seen</text:p>
          </table:table-cell>
          <table:table-cell table:style-name="TableCell1000">
            <text:p text:style-name="P1001">PUT</text:p>
          </table:table-cell>
          <table:table-cell table:style-name="TableCell1002">
            <text:p text:style-name="Standard"><text:s text:c="41"/><text:span text:style-name="T1003">-</text:span>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</table:table-row>
        <table:table-row table:style-name="TableRow1010"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>/guest/bookings</text:p>
          </table:table-cell>
          <table:table-cell table:style-name="TableCell1026">
            <text:p text:style-name="P1027">GET</text:p>
          </table:table-cell>
          <table:table-cell table:style-name="TableCell1028">
            <text:p text:style-name="P1029">-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/guest/bookings</text:p>
          </table:table-cell>
          <table:table-cell table:style-name="TableCell1039">
            <text:p text:style-name="P1040">POST</text:p>
          </table:table-cell>
          <table:table-cell table:style-name="TableCell1041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/guest/bookings/{id}</text:p>
          </table:table-cell>
          <table:table-cell table:style-name="TableCell1051">
            <text:p text:style-name="P1052">DELETE</text:p>
          </table:table-cell>
          <table:table-cell table:style-name="TableCell1053">
            <text:p text:style-name="Standard"><text:span text:style-name="T1054">-</text:span>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-----------------------------------------------</text:p>
          </table:table-cell>
          <table:table-cell table:style-name="TableCell1064">
            <text:p text:style-name="P1065">-----------</text:p>
          </table:table-cell>
          <table:table-cell table:style-name="TableCell1066">
            <text:p text:style-name="P1067">---------------------------------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><text:span text:style-name="T1079">IMAGES</text:span>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p text:style-name="P1090">-----------------------------------------------</text:p>
          </table:table-cell>
          <table:table-cell table:style-name="TableCell1091">
            <text:p text:style-name="P1092">-----------</text:p>
          </table:table-cell>
          <table:table-cell table:style-name="TableCell1093">
            <text:p text:style-name="P1094">---------------------------------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</table:table-row>
        <table:table-row table:style-name="TableRow1101">
          <table:table-cell table:style-name="TableCell1102">
            <text:p text:style-name="P1103">/images/{imageName}</text:p>
          </table:table-cell>
          <table:table-cell table:style-name="TableCell1104">
            <text:p text:style-name="P1105">GET</text:p>
          </table:table-cell>
          <table:table-cell table:style-name="TableCell1106">
            <text:p text:style-name="P1107">-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>/images/upload</text:p>
          </table:table-cell>
          <table:table-cell table:style-name="TableCell1117">
            <text:p text:style-name="P1118">POST</text:p>
          </table:table-cell>
          <table:table-cell table:style-name="TableCell1119">
            <text:p text:style-name="P1120">H<text:s/><text:span text:style-name="T1121">φωτογραφία</text:span>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</table:table-row>
        <table:table-row table:style-name="TableRow1128">
          <table:table-cell table:style-name="TableCell1129">
            <text:p text:style-name="P1130">/images/update</text:p>
          </table:table-cell>
          <table:table-cell table:style-name="TableCell1131">
            <text:p text:style-name="P1132">PUT</text:p>
          </table:table-cell>
          <table:table-cell table:style-name="TableCell1133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</table:table-row>
        <table:table-row table:style-name="TableRow1141">
          <table:table-cell table:style-name="TableCell1142">
            <text:p text:style-name="P1143">/images/{id}</text:p>
          </table:table-cell>
          <table:table-cell table:style-name="TableCell1144">
            <text:p text:style-name="P1145">DELETE</text:p>
          </table:table-cell>
          <table:table-cell table:style-name="TableCell1146">
            <text:p text:style-name="P1147">-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</table:table-row>
      </table:table>
      <text:p text:style-name="P1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23T21:33:00Z</dc:date>
    <meta:template xlink:href="Normal.dotm" xlink:type="simple"/>
    <meta:editing-cycles>20</meta:editing-cycles>
    <meta:editing-duration>PT26280S</meta:editing-duration>
    <meta:document-statistic meta:page-count="5" meta:paragraph-count="11" meta:word-count="929" meta:character-count="5935" meta:row-count="41" meta:non-whitespace-character-count="5017"/>
  </office:meta>
</office:document-meta>
</file>